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wrap-option="wrap"/>
    </style:style>
    <style:style style:name="ce28" style:family="table-cell" style:parent-style-name="Default" style:data-style-name="N0">
      <style:table-cell-properties fo:background-color="#CCFFFF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30" style:family="table-cell" style:parent-style-name="Default" style:data-style-name="N0">
      <style:text-properties fo:color="#0084D1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3" style:family="table-cell" style:parent-style-name="Default" style:data-style-name="N0">
      <style:text-properties fo:color="#008000"/>
    </style:style>
    <style:style style:name="ce34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5" style:family="table-cell" style:parent-style-name="Default" style:data-style-name="N0">
      <style:table-cell-properties fo:background-color="#CCFFFF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top"/>
    </style:style>
    <style:style style:name="ce38" style:family="table-cell" style:parent-style-name="Default" style:data-style-name="N0">
      <style:table-cell-properties style:vertical-align="top" fo:wrap-option="wrap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40" style:family="table-cell" style:parent-style-name="Default" style:data-style-name="N0">
      <style:text-properties fo:color="#0000FF"/>
    </style:style>
    <style:style style:name="ce41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2" style:family="table-cell" style:parent-style-name="Default" style:data-style-name="N0">
      <style:table-cell-properties fo:background-color="#CCFFFF"/>
      <style:text-properties fo:color="#FF000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4" style:family="table-cell" style:parent-style-name="Default" style:data-style-name="N0">
      <style:text-properties fo:color="#FF0000"/>
    </style:style>
    <style:style style:name="ce45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6" style:family="table-cell" style:parent-style-name="Default" style:data-style-name="N0">
      <style:table-cell-properties fo:background-color="#CCFFFF"/>
      <style:text-properties fo:color="#5C8526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8" style:family="table-cell" style:parent-style-name="Default" style:data-style-name="N0">
      <style:text-properties fo:color="#5C8526"/>
    </style:style>
    <style:style style:name="ce49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50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51" style:family="table-cell" style:parent-style-name="Default" style:data-style-name="N37">
      <style:table-cell-properties fo:background-color="#CCFFFF"/>
      <style:text-properties fo:color="#000000"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CCFFFF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62479166666667cm" style:use-optimal-column-width="true"/>
    </style:style>
    <style:style style:name="co2" style:family="table-column">
      <style:table-column-properties fo:break-before="auto" style:column-width="0.9525cm" style:use-optimal-column-width="true"/>
    </style:style>
    <style:style style:name="co3" style:family="table-column">
      <style:table-column-properties fo:break-before="auto" style:column-width="1.878541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4.365625cm" style:use-optimal-column-width="true"/>
    </style:style>
    <style:style style:name="co6" style:family="table-column">
      <style:table-column-properties fo:break-before="auto" style:column-width="0.396875cm" style:use-optimal-column-width="true"/>
    </style:style>
    <style:style style:name="co7" style:family="table-column">
      <style:table-column-properties fo:break-before="auto" style:column-width="0.79375cm" style:use-optimal-column-width="true"/>
    </style:style>
    <style:style style:name="co8" style:family="table-column">
      <style:table-column-properties fo:break-before="auto" style:column-width="0.899583333333333cm" style:use-optimal-column-width="true"/>
    </style:style>
    <style:style style:name="co9" style:family="table-column">
      <style:table-column-properties fo:break-before="auto" style:column-width="1.53458333333333cm" style:use-optimal-column-width="true"/>
    </style:style>
    <style:style style:name="co10" style:family="table-column">
      <style:table-column-properties fo:break-before="auto" style:column-width="7.9375cm" style:use-optimal-column-width="true"/>
    </style:style>
    <style:style style:name="co11" style:family="table-column">
      <style:table-column-properties fo:break-before="auto" style:column-width="8.09625cm" style:use-optimal-column-width="true"/>
    </style:style>
    <style:style style:name="co12" style:family="table-column">
      <style:table-column-properties fo:break-before="auto" style:column-width="1.11125cm" style:use-optimal-column-width="true"/>
    </style:style>
    <style:style style:name="co13" style:family="table-column">
      <style:table-column-properties fo:break-before="auto" style:column-width="15.71625cm" style:use-optimal-column-width="true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2.40770833333333cm"/>
    </style:style>
    <style:style style:name="co19" style:family="table-column">
      <style:table-column-properties fo:break-before="auto" style:column-width="10.16cm"/>
    </style:style>
    <style:style style:name="co20" style:family="table-column">
      <style:table-column-properties fo:break-before="auto" style:column-width="12.8322916666667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3.413125cm"/>
    </style:style>
    <style:style style:name="co23" style:family="table-column">
      <style:table-column-properties fo:break-before="auto" style:column-width="24.0241666666667cm"/>
    </style:style>
    <style:style style:name="co24" style:family="table-column">
      <style:table-column-properties fo:break-before="auto" style:column-width="10.662708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26"/>
        <table:table-column table:style-name="co8" table:default-cell-style-name="ce26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column table:style-name="co15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table:style-name="ce5"/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number-rows-repeated="2" table:style-name="ro1">
          <table:table-cell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number-rows-repeated="3" table:style-name="ro1">
          <table:table-cell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number-rows-repeated="3" table:style-name="ro1">
          <table:table-cell table:style-name="ce1"/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50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1" table:formula="of:=[.C24]-[.D23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4-04T00:00:00" table:formula="of:=[.E23]+7" table:number-columns-spanned="4" table:number-rows-spanned="1" table:style-name="ce50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1" table:formula="of:=[.C25]-[.D24]" table:style-name="ce4">
            <text:p>31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3" table:style-name="ce13">
            <text:p>3</text:p>
          </table:table-cell>
          <table:table-cell office:value-type="date" office:date-value="2017-04-11T00:00:00" table:formula="of:=[.E24]+7" table:number-columns-spanned="4" table:number-rows-spanned="1" table:style-name="ce50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9" table:formula="of:=[.C26]-[.D25]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7" table:style-name="ce13">
            <text:p>7</text:p>
          </table:table-cell>
          <table:table-cell office:value-type="date" office:date-value="2017-04-18T00:00:00" table:formula="of:=[.E25]+7" table:number-columns-spanned="4" table:number-rows-spanned="1" table:style-name="ce50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5" table:formula="of:=[.C27]-[.D26]" table:style-name="ce4">
            <text:p>25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0" table:style-name="ce13">
            <text:p>10</text:p>
          </table:table-cell>
          <table:table-cell office:value-type="date" office:date-value="2017-04-25T00:00:00" table:formula="of:=[.E26]+7" table:number-columns-spanned="4" table:number-rows-spanned="1" table:style-name="ce50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2" table:formula="of:=[.C28]-[.D27]" table:style-name="ce4">
            <text:p>2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0" table:style-name="ce13">
            <text:p>10</text:p>
          </table:table-cell>
          <table:table-cell office:value-type="date" office:date-value="2017-05-02T00:00:00" table:formula="of:=[.E27]+7" table:number-columns-spanned="4" table:number-rows-spanned="1" table:style-name="ce50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style-name="ce15"/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Parts_Creation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21">
            <office:annotation draw:style-name="a1" svg:x="2.72916666666667in" svg:y="5.27083333333333in" svg:width="1.13541666666667in" svg:height="0.697916666666667in">
              <dc:creator/>
              <text:p><text:span text:style-name="T1">NS = Not Started</text:span></text:p>
              <text:p><text:span text:style-name="T1">IW = In Work</text:span></text:p>
              <text:p><text:span text:style-name="T1">IT = In Test</text:span></text:p>
              <text:p><text:span text:style-name="T1">CP = Complete</text:span></text:p>
            </office:annotation>
            <text:p>CO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21" table:style-name="ce22">
            <text:p>21</text:p>
          </table:table-cell>
          <table:table-cell office:value-type="float" office:value="21" table:formula="of:=[.I34]" table:style-name="ce22">
            <text:p>21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create robot parts</text:p>
          </table:table-cell>
          <table:table-cell office:value-type="string" table:style-name="ce24">
            <text:p>I can define robot model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o menu required here – run program, create a part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office:value-type="string" table:style-name="ce20">
            <text:p>Model_Creation</text:p>
          </table:table-cell>
          <table:table-cell office:value-type="float" office:value="2" table:style-name="ce1">
            <text:p>2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3" table:style-name="ce22">
            <text:p>13</text:p>
          </table:table-cell>
          <table:table-cell office:value-type="float" office:value="34" table:formula="of:=[.J34]+[.I35]" table:style-name="ce22">
            <text:p>34</text:p>
          </table:table-cell>
          <table:table-cell office:value-type="string" table:style-name="ce23">
            <text:p>PM</text:p>
          </table:table-cell>
          <table:table-cell office:value-type="string" table:style-name="ce24">
            <text:p>define new robot models</text:p>
          </table:table-cell>
          <table:table-cell office:value-type="string" table:style-name="ce24">
            <text:p>RRS can sell them to our Beloved Customer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Menu needed – create parts, then create a robot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office:value-type="string" table:style-name="ce20">
            <text:p>Model_Creation</text:p>
          </table:table-cell>
          <table:table-cell office:value-type="float" office:value="3" table:style-name="ce1">
            <text:p>3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5" table:style-name="ce20">
            <text:p>5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5" table:style-name="ce22">
            <text:p>5</text:p>
          </table:table-cell>
          <table:table-cell office:value-type="float" office:value="39" table:formula="of:=[.J35]+[.I36]" table:style-name="ce22">
            <text:p>39</text:p>
          </table:table-cell>
          <table:table-cell office:value-type="string" table:style-name="ce23">
            <text:p>BC</text:p>
          </table:table-cell>
          <table:table-cell office:value-type="string" table:style-name="ce24">
            <text:p>browse a catalog of robot models</text:p>
          </table:table-cell>
          <table:table-cell office:value-type="string" table:style-name="ce24">
            <text:p>I can buy one or more robo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eed to list robots models, then list parts in selected model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office:value-type="string" table:style-name="ce20">
            <text:p>Customer_Creation</text:p>
          </table:table-cell>
          <table:table-cell office:value-type="float" office:value="4" table:style-name="ce1">
            <text:p>4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2" table:formula="of:=[.J36]+[.I37]" table:style-name="ce22">
            <text:p>42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Beloved Customer</text:p>
          </table:table-cell>
          <table:table-cell office:value-type="string" table:style-name="ce24">
            <text:p>I can keep track of who's buying our products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ssociate_Creation</text:p>
          </table:table-cell>
          <table:table-cell office:value-type="float" office:value="5" table:style-name="ce1">
            <text:p>5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3" table:style-name="ce25">
            <text:p>3</text:p>
          </table:table-cell>
          <table:table-cell office:value-type="float" office:value="45" table:formula="of:=[.J37]+[.I38]" table:style-name="ce22">
            <text:p>45</text:p>
          </table:table-cell>
          <table:table-cell office:value-type="string" table:style-name="ce24">
            <text:p>PB</text:p>
          </table:table-cell>
          <table:table-cell office:value-type="string" table:style-name="ce24">
            <text:p>create a new Sales Associate</text:p>
          </table:table-cell>
          <table:table-cell office:value-type="string" table:style-name="ce24">
            <text:p>I can keep track of my employees' performance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20">
            <text:p>Order_Model</text:p>
          </table:table-cell>
          <table:table-cell office:value-type="float" office:value="6" table:style-name="ce1">
            <text:p>6</text:p>
          </table:table-cell>
          <table:table-cell office:value-type="string" table:content-validation-name="val1" table:style-name="ce21">
            <text:p>IW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2">
            <text:p>1</text:p>
          </table:table-cell>
          <table:table-cell office:value-type="float" office:value="8" table:style-name="ce22">
            <text:p>8</text:p>
          </table:table-cell>
          <table:table-cell office:value-type="float" office:value="53" table:formula="of:=[.J38]+[.I39]" table:style-name="ce22">
            <text:p>53</text:p>
          </table:table-cell>
          <table:table-cell office:value-type="string" table:style-name="ce23">
            <text:p>SA</text:p>
          </table:table-cell>
          <table:table-cell office:value-type="string" table:style-name="ce24">
            <text:p>create a robot order for a Customer</text:p>
          </table:table-cell>
          <table:table-cell office:value-type="string" table:style-name="ce24">
            <text:p>I can sell robots and thus do my job well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Select robot model and quantity, show details with total price</text:p>
          </table:table-cell>
          <table:table-cell table:number-columns-repeated="1008" table:style-name="ce23"/>
          <table:table-cell table:number-columns-repeated="15361"/>
        </table:table-row>
        <table:table-row table:style-name="ro2">
          <table:table-cell office:value-type="string" table:style-name="ce20">
            <text:p>File I/O</text:p>
          </table:table-cell>
          <table:table-cell office:value-type="float" office:value="7" table:style-name="ce1">
            <text:p>7</text:p>
          </table:table-cell>
          <table:table-cell office:value-type="string" table:content-validation-name="val1" table:style-name="ce21">
            <text:p>NS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office:value-type="float" office:value="13" table:style-name="ce22">
            <text:p>13</text:p>
          </table:table-cell>
          <table:table-cell office:value-type="float" office:value="66" table:formula="of:=[.J39]+[.I40]" table:style-name="ce22">
            <text:p>66</text:p>
          </table:table-cell>
          <table:table-cell office:value-type="string" table:style-name="ce23">
            <text:p>PB</text:p>
          </table:table-cell>
          <table:table-cell office:value-type="string" table:style-name="ce24">
            <text:p>ensure persistence of the RRS data</text:p>
          </table:table-cell>
          <table:table-cell office:value-type="string" table:style-name="ce24">
            <text:p>we don't lose orders or historical data</text:p>
          </table:table-cell>
          <table:table-cell office:value-type="string" table:style-name="ce24">
            <text:p>CLI</text:p>
          </table:table-cell>
          <table:table-cell office:value-type="string" table:style-name="ce24">
            <text:p>(CLI) Write the data to the default filename and reload it next time the program runs</text:p>
          </table:table-cell>
          <table:table-cell table:number-columns-repeated="1008" table:style-name="ce23"/>
          <table:table-cell table:number-columns-repeated="15361"/>
        </table:table-row>
        <table:table-row table:style-name="ro3">
          <table:table-cell office:value-type="string" table:style-name="ce20">
            <text:p>Gui_Create</text:p>
          </table:table-cell>
          <table:table-cell office:value-type="float" office:value="8" table:style-name="ce1">
            <text:p>8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69" table:formula="of:=[.J40]+[.I41]" table:style-name="ce22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open a GUI main window</text:p>
          </table:table-cell>
          <table:table-cell office:value-type="string" table:style-name="ce27">
            <text:p>I can interact with RRS Manager with my mous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Create</text:p>
          </table:table-cell>
          <table:table-cell office:value-type="float" office:value="9" table:style-name="ce1">
            <text:p>9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4" table:style-name="ce20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34" table:style-name="ce26">
            <text:p>34</text:p>
          </table:table-cell>
          <table:table-cell office:value-type="float" office:value="103" table:formula="of:=[.J41]+[.I42]" table:style-name="ce22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create robot parts via GUI dialogs</text:p>
          </table:table-cell>
          <table:table-cell office:value-type="string" table:style-name="ce27">
            <text:p>I can define robot model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Gui_Model_Create</text:p>
          </table:table-cell>
          <table:table-cell office:value-type="float" office:value="10" table:style-name="ce1">
            <text:p>10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5" table:style-name="ce20">
            <text:p>5</text:p>
          </table:table-cell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24" table:formula="of:=[.J42]+[.I43]" table:style-name="ce22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7">
            <text:p>define new robot models via GUI dialogs</text:p>
          </table:table-cell>
          <table:table-cell office:value-type="string" table:style-name="ce27">
            <text:p>RRS can sell them to our Beloved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content-validation-name="val1" table:style-name="ce21">
            <text:p>NS</text:p>
          </table:table-cell>
          <table:table-cell office:value-type="float" office:value="6" table:style-name="ce20">
            <text:p>6</text:p>
          </table:table-cell>
          <table:table-cell office:value-type="float" office:value="6" table:style-name="ce26">
            <text:p>6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8" table:style-name="ce26">
            <text:p>8</text:p>
          </table:table-cell>
          <table:table-cell office:value-type="float" office:value="132" table:formula="of:=[.J43]+[.I44]" table:style-name="ce22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7">
            <text:p>browse a catalog of robots via a GUI report</text:p>
          </table:table-cell>
          <table:table-cell office:value-type="string" table:style-name="ce27">
            <text:p>I can buy one or more robo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3" table:style-name="ce26">
            <text:p>3</text:p>
          </table:table-cell>
          <table:table-cell office:value-type="float" office:value="21" table:style-name="ce26">
            <text:p>21</text:p>
          </table:table-cell>
          <table:table-cell office:value-type="float" office:value="153" table:formula="of:=[.J44]+[.I45]" table:style-name="ce22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robot order for a Customer via GUI</text:p>
          </table:table-cell>
          <table:table-cell office:value-type="string" table:style-name="ce27">
            <text:p>I can sell robots and thus do my job well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13" table:style-name="ce26">
            <text:p>13</text:p>
          </table:table-cell>
          <table:table-cell office:value-type="float" office:value="166" table:formula="of:=[.J45]+[.I46]" table:style-name="ce22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manage a robot order for a Customer via GUI</text:p>
          </table:table-cell>
          <table:table-cell office:value-type="string" table:style-name="ce27">
            <text:p>I can ensure the robot is built and ship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Cust_GUI_Create</text:p>
          </table:table-cell>
          <table:table-cell office:value-type="float" office:value="14" table:style-name="ce1">
            <text:p>14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4" table:style-name="ce20">
            <text:p>4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74" table:formula="of:=[.J46]+[.I47]" table:style-name="ce22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Beloved Customer via GUI</text:p>
          </table:table-cell>
          <table:table-cell office:value-type="string" table:style-name="ce27">
            <text:p>I can keep track of who's buying our product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20">
            <text:p>Assoc_GUI_Create</text:p>
          </table:table-cell>
          <table:table-cell office:value-type="float" office:value="15" table:style-name="ce1">
            <text:p>15</text:p>
          </table:table-cell>
          <table:table-cell office:value-type="string" table:content-validation-name="val1" table:style-name="ce21">
            <text:p>CO</text:p>
          </table:table-cell>
          <table:table-cell office:value-type="float" office:value="4" table:style-name="ce20">
            <text:p>4</text:p>
          </table:table-cell>
          <table:table-cell table:style-name="ce26"/>
          <table:table-cell office:value-type="float" office:value="5" table:style-name="ce26">
            <text:p>5</text:p>
          </table:table-cell>
          <table:table-cell office:value-type="float" office:value="4" table:style-name="ce26">
            <text:p>4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179" table:formula="of:=[.J47]+[.I48]" table:style-name="ce22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7">
            <text:p>create a new Sales Associate via GUI</text:p>
          </table:table-cell>
          <table:table-cell office:value-type="string" table:style-name="ce27">
            <text:p>I can keep track of my employees' performance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8"/>
          <table:table-cell office:value-type="float" office:value="16" table:style-name="ce1">
            <text:p>16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style-name="ce29"/>
          <table:table-cell office:value-type="float" office:value="6" table:style-name="ce29">
            <text:p>6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9">
            <text:p>4</text:p>
          </table:table-cell>
          <table:table-cell office:value-type="float" office:value="13" table:style-name="ce29">
            <text:p>13</text:p>
          </table:table-cell>
          <table:table-cell office:value-type="float" office:value="192" table:formula="of:=[.J48]+[.I49]" table:style-name="ce29">
            <text:p>192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pictures of the robots in the GUI catalog</text:p>
          </table:table-cell>
          <table:table-cell office:value-type="string" table:style-name="ce31">
            <text:p>I can see what I'm buying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Add picture when defining robot model, and show it in the robot model report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5" table:style-name="ce32">
            <text:p>5</text:p>
          </table:table-cell>
          <table:table-cell office:value-type="float" office:value="197" table:formula="of:=[.J49]+[.I50]" table:style-name="ce22">
            <text:p>197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explicitly via GUI</text:p>
          </table:table-cell>
          <table:table-cell office:value-type="string" table:style-name="ce34">
            <text:p>we can save data without exiting the program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the default filename on command (perhaps File &gt; Save to the default filename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05" table:formula="of:=[.J50]+[.I51]" table:style-name="ce22">
            <text:p>205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load data explicitly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Read the data from a user-selected file on command (perhaps File &gt; Open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style-name="ce32"/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office:value-type="float" office:value="8" table:style-name="ce32">
            <text:p>8</text:p>
          </table:table-cell>
          <table:table-cell office:value-type="float" office:value="213" table:formula="of:=[.J51]+[.I52]" table:style-name="ce22">
            <text:p>213</text:p>
          </table:table-cell>
          <table:table-cell office:value-type="string" table:style-name="ce33">
            <text:p>PB</text:p>
          </table:table-cell>
          <table:table-cell office:value-type="string" table:style-name="ce34">
            <text:p>allow the users to save data to a specified name via GUI</text:p>
          </table:table-cell>
          <table:table-cell office:value-type="string" table:style-name="ce34">
            <text:p>we can manage multiple stores in different files</text:p>
          </table:table-cell>
          <table:table-cell office:value-type="string" table:style-name="ce27">
            <text:p>GUI</text:p>
          </table:table-cell>
          <table:table-cell office:value-type="string" table:style-name="ce34">
            <text:p>Write the data to a user-selected file on command and make that fie the default (perhaps File &gt; Save As)</text:p>
          </table:table-cell>
          <table:table-cell table:number-columns-repeated="1008" table:style-name="ce33"/>
          <table:table-cell table:number-columns-repeated="15361"/>
        </table:table-row>
        <table:table-row table:style-name="ro3">
          <table:table-cell table:style-name="ce35"/>
          <table:table-cell office:value-type="float" office:value="20" table:style-name="ce1">
            <text:p>20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2" table:style-name="ce36"/>
          <table:table-cell office:value-type="float" office:value="5" table:style-name="ce36">
            <text:p>5</text:p>
          </table:table-cell>
          <table:table-cell office:value-type="float" office:value="5" table:style-name="ce36">
            <text:p>5</text:p>
          </table:table-cell>
          <table:table-cell office:value-type="float" office:value="13" table:style-name="ce36">
            <text:p>13</text:p>
          </table:table-cell>
          <table:table-cell office:value-type="float" office:value="226" table:formula="of:=[.J52]+[.I53]" table:style-name="ce26">
            <text:p>226</text:p>
          </table:table-cell>
          <table:table-cell office:value-type="string" table:style-name="ce37">
            <text:p>PB / SA</text:p>
          </table:table-cell>
          <table:table-cell office:value-type="string" table:style-name="ce38">
            <text:p>view a report of orders per SA in the GUI</text:p>
          </table:table-cell>
          <table:table-cell office:value-type="string" table:style-name="ce38">
            <text:p>I can estimate the value of employees /</text:p>
            <text:p>I can justify a raise</text:p>
          </table:table-cell>
          <table:table-cell office:value-type="string" table:style-name="ce27">
            <text:p>GUI</text:p>
          </table:table-cell>
          <table:table-cell office:value-type="string" table:style-name="ce38">
            <text:p>A basic text report is fine (perhaps Report &gt; Orders by Sales Associate)</text:p>
          </table:table-cell>
          <table:table-cell table:number-columns-repeated="1008" table:style-name="ce37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21" table:style-name="ce39">
            <text:p>21</text:p>
          </table:table-cell>
          <table:table-cell office:value-type="float" office:value="247" table:formula="of:=[.J53]+[.I54]" table:style-name="ce22">
            <text:p>247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basic login by role and customize the GUI</text:p>
          </table:table-cell>
          <table:table-cell office:value-type="string" table:style-name="ce41">
            <text:p>we don't have options that don't apply to our roles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2" table:style-name="ce39"/>
          <table:table-cell office:value-type="float" office:value="6" table:style-name="ce39">
            <text:p>6</text:p>
          </table:table-cell>
          <table:table-cell office:value-type="float" office:value="5" table:style-name="ce39">
            <text:p>5</text:p>
          </table:table-cell>
          <table:table-cell office:value-type="float" office:value="13" table:style-name="ce39">
            <text:p>13</text:p>
          </table:table-cell>
          <table:table-cell office:value-type="float" office:value="260" table:formula="of:=[.J54]+[.I55]" table:style-name="ce22">
            <text:p>260</text:p>
          </table:table-cell>
          <table:table-cell office:value-type="string" table:style-name="ce40">
            <text:p>All</text:p>
          </table:table-cell>
          <table:table-cell office:value-type="string" table:style-name="ce41">
            <text:p>enable copy and paste from text fields</text:p>
          </table:table-cell>
          <table:table-cell office:value-type="string" table:style-name="ce41">
            <text:p>we can save typing</text:p>
          </table:table-cell>
          <table:table-cell office:value-type="string" table:style-name="ce27">
            <text:p>GUI</text:p>
          </table:table-cell>
          <table:table-cell office:value-type="string" table:style-name="ce41">
            <text:p>Just implement this where the toolkit supports it – not all text widgets do, but it's easy where it's supported</text:p>
          </table:table-cell>
          <table:table-cell table:number-columns-repeated="1008" table:style-name="ce40"/>
          <table:table-cell table:number-columns-repeated="15361"/>
        </table:table-row>
        <table:table-row table:style-name="ro3">
          <table:table-cell table:style-name="ce42"/>
          <table:table-cell office:value-type="float" office:value="23" table:style-name="ce1">
            <text:p>23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2" table:style-name="ce43"/>
          <table:table-cell office:value-type="float" office:value="6" table:style-name="ce43">
            <text:p>6</text:p>
          </table:table-cell>
          <table:table-cell office:value-type="float" office:value="6" table:style-name="ce43">
            <text:p>6</text:p>
          </table:table-cell>
          <table:table-cell office:value-type="float" office:value="13" table:style-name="ce43">
            <text:p>13</text:p>
          </table:table-cell>
          <table:table-cell office:value-type="float" office:value="273" table:formula="of:=[.J55]+[.I56]" table:style-name="ce43">
            <text:p>273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bill (invoice) in the GUI</text:p>
          </table:table-cell>
          <table:table-cell office:value-type="string" table:style-name="ce45">
            <text:p>I can pay for my robots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Invoice)</text:p>
          </table:table-cell>
          <table:table-cell table:number-columns-repeated="16369" table:style-name="ce44"/>
        </table:table-row>
        <table:table-row table:style-name="ro3">
          <table:table-cell table:style-name="ce42"/>
          <table:table-cell office:value-type="float" office:value="24" table:style-name="ce1">
            <text:p>24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1" table:formula="of:=[.J56]+[.I57]" table:style-name="ce43">
            <text:p>281</text:p>
          </table:table-cell>
          <table:table-cell office:value-type="string" table:style-name="ce44">
            <text:p>BC</text:p>
          </table:table-cell>
          <table:table-cell office:value-type="string" table:style-name="ce45">
            <text:p>view my orders in the GUI</text:p>
          </table:table-cell>
          <table:table-cell office:value-type="string" table:style-name="ce45">
            <text:p>see what I have coming to m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initially, but a more attractive HTML report is desired (perhaps Report &gt; Orders by Customer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5" table:style-name="ce1">
            <text:p>25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89" table:formula="of:=[.J57]+[.I58]" table:style-name="ce43">
            <text:p>289</text:p>
          </table:table-cell>
          <table:table-cell office:value-type="string" table:style-name="ce44">
            <text:p>SA</text:p>
          </table:table-cell>
          <table:table-cell office:value-type="string" table:style-name="ce45">
            <text:p>view a sales report in the GUI</text:p>
          </table:table-cell>
          <table:table-cell office:value-type="string" table:style-name="ce45">
            <text:p>I can justify a raise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Orders by Sales Associate)</text:p>
          </table:table-cell>
          <table:table-cell table:number-columns-repeated="16369" table:style-name="ce44"/>
        </table:table-row>
        <table:table-row table:style-name="ro2">
          <table:table-cell table:style-name="ce42"/>
          <table:table-cell office:value-type="float" office:value="26" table:style-name="ce1">
            <text:p>26</text:p>
          </table:table-cell>
          <table:table-cell office:value-type="string" table:content-validation-name="val1" table:style-name="ce21">
            <text:p>NS</text:p>
          </table:table-cell>
          <table:table-cell table:style-name="ce42"/>
          <table:table-cell table:number-columns-repeated="3" table:style-name="ce43"/>
          <table:table-cell office:value-type="float" office:value="6" table:style-name="ce43">
            <text:p>6</text:p>
          </table:table-cell>
          <table:table-cell office:value-type="float" office:value="8" table:style-name="ce43">
            <text:p>8</text:p>
          </table:table-cell>
          <table:table-cell office:value-type="float" office:value="297" table:formula="of:=[.J58]+[.I59]" table:style-name="ce43">
            <text:p>297</text:p>
          </table:table-cell>
          <table:table-cell office:value-type="string" table:style-name="ce44">
            <text:p>PB</text:p>
          </table:table-cell>
          <table:table-cell office:value-type="string" table:style-name="ce45">
            <text:p>view a report of all orders in the GUI</text:p>
          </table:table-cell>
          <table:table-cell office:value-type="string" table:style-name="ce45">
            <text:p>I can manage the company</text:p>
          </table:table-cell>
          <table:table-cell office:value-type="string" table:style-name="ce45">
            <text:p>GUI</text:p>
          </table:table-cell>
          <table:table-cell office:value-type="string" table:style-name="ce45">
            <text:p>A basic text report is fine (perhaps Report &gt; All Orders)</text:p>
          </table:table-cell>
          <table:table-cell table:number-columns-repeated="16369" table:style-name="ce44"/>
        </table:table-row>
        <table:table-row table:style-name="ro2">
          <table:table-cell table:style-name="ce35"/>
          <table:table-cell office:value-type="float" office:value="27" table:style-name="ce1">
            <text:p>27</text:p>
          </table:table-cell>
          <table:table-cell office:value-type="string" table:content-validation-name="val1" table:style-name="ce21">
            <text:p>NS</text:p>
          </table:table-cell>
          <table:table-cell table:style-name="ce35"/>
          <table:table-cell table:number-columns-repeated="3" table:style-name="ce26"/>
          <table:table-cell office:value-type="float" office:value="6" table:style-name="ce26">
            <text:p>6</text:p>
          </table:table-cell>
          <table:table-cell office:value-type="float" office:value="13" table:style-name="ce26">
            <text:p>13</text:p>
          </table:table-cell>
          <table:table-cell office:value-type="float" office:value="310" table:formula="of:=[.J59]+[.I60]" table:style-name="ce26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7">
            <text:p>Add multi-level undo</text:p>
          </table:table-cell>
          <table:table-cell office:value-type="string" table:style-name="ce27">
            <text:p>Worry less about making mistake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8"/>
          <table:table-cell office:value-type="float" office:value="28" table:style-name="ce1">
            <text:p>28</text:p>
          </table:table-cell>
          <table:table-cell office:value-type="string" table:content-validation-name="val1" table:style-name="ce21">
            <text:p>NS</text:p>
          </table:table-cell>
          <table:table-cell table:style-name="ce28"/>
          <table:table-cell table:number-columns-repeated="4" table:style-name="ce29"/>
          <table:table-cell office:value-type="float" office:value="21" table:style-name="ce29">
            <text:p>21</text:p>
          </table:table-cell>
          <table:table-cell office:value-type="float" office:value="331" table:formula="of:=[.J60]+[.I61]" table:style-name="ce29">
            <text:p>331</text:p>
          </table:table-cell>
          <table:table-cell office:value-type="string" table:style-name="ce30">
            <text:p>BC</text:p>
          </table:table-cell>
          <table:table-cell office:value-type="string" table:style-name="ce31">
            <text:p>see a pie chart of a model's component costs</text:p>
          </table:table-cell>
          <table:table-cell office:value-type="string" table:style-name="ce31">
            <text:p>I can decide if I want a different model</text:p>
          </table:table-cell>
          <table:table-cell office:value-type="string" table:style-name="ce31">
            <text:p>GUI</text:p>
          </table:table-cell>
          <table:table-cell office:value-type="string" table:style-name="ce31">
            <text:p>Consider using Fl_Chart, q.v., (perhaps Report &gt; Robot Model Cost Breakdown)</text:p>
          </table:table-cell>
          <table:table-cell table:number-columns-repeated="16369" table:style-name="ce30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13" table:style-name="ce26">
            <text:p>13</text:p>
          </table:table-cell>
          <table:table-cell office:value-type="float" office:value="344" table:formula="of:=[.J61]+[.I62]" table:style-name="ce22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create a bulk (2+) order for Customer via GUI</text:p>
          </table:table-cell>
          <table:table-cell office:value-type="string" table:style-name="ce27">
            <text:p>avoid proliferation of orders and paperwork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6"/>
          <table:table-cell office:value-type="float" office:value="30" table:style-name="ce1">
            <text:p>30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52" table:formula="of:=[.J62]+[.I63]" table:style-name="ce47">
            <text:p>352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parts via GUI</text:p>
          </table:table-cell>
          <table:table-cell office:value-type="string" table:style-name="ce49">
            <text:p>obsolete parts aren't accidentally us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parts as “obsolete” and don't allow adding them to new robot models</text:p>
          </table:table-cell>
          <table:table-cell table:number-columns-repeated="16369" table:style-name="ce48"/>
        </table:table-row>
        <table:table-row table:style-name="ro2">
          <table:table-cell table:style-name="ce46"/>
          <table:table-cell office:value-type="float" office:value="31" table:style-name="ce1">
            <text:p>31</text:p>
          </table:table-cell>
          <table:table-cell office:value-type="string" table:content-validation-name="val1" table:style-name="ce21">
            <text:p>NS</text:p>
          </table:table-cell>
          <table:table-cell table:style-name="ce46"/>
          <table:table-cell table:number-columns-repeated="4" table:style-name="ce47"/>
          <table:table-cell office:value-type="float" office:value="8" table:style-name="ce47">
            <text:p>8</text:p>
          </table:table-cell>
          <table:table-cell office:value-type="float" office:value="360" table:formula="of:=[.J63]+[.I64]" table:style-name="ce47">
            <text:p>360</text:p>
          </table:table-cell>
          <table:table-cell office:value-type="string" table:style-name="ce48">
            <text:p>PM</text:p>
          </table:table-cell>
          <table:table-cell office:value-type="string" table:style-name="ce49">
            <text:p>hide robot models via GUI</text:p>
          </table:table-cell>
          <table:table-cell office:value-type="string" table:style-name="ce49">
            <text:p>obsolete robots aren't ordered</text:p>
          </table:table-cell>
          <table:table-cell office:value-type="string" table:style-name="ce49">
            <text:p>GUI</text:p>
          </table:table-cell>
          <table:table-cell office:value-type="string" table:style-name="ce49">
            <text:p>Mark robot models as “obsolete” and don't allow adding them to new orders</text:p>
          </table:table-cell>
          <table:table-cell table:number-columns-repeated="16369" table:style-name="ce48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content-validation-name="val1" table:style-name="ce21">
            <text:p>NS</text:p>
          </table:table-cell>
          <table:table-cell table:style-name="ce20"/>
          <table:table-cell table:number-columns-repeated="4" table:style-name="ce26"/>
          <table:table-cell office:value-type="float" office:value="21" table:style-name="ce26">
            <text:p>21</text:p>
          </table:table-cell>
          <table:table-cell office:value-type="float" office:value="381" table:formula="of:=[.J64]+[.I65]" table:style-name="ce22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7">
            <text:p>save a draft order and return to it later via GUI</text:p>
          </table:table-cell>
          <table:table-cell office:value-type="string" table:style-name="ce27">
            <text:p>I can multi-task between indecisive customers</text:p>
          </table:table-cell>
          <table:table-cell office:value-type="string" table:style-name="ce27">
            <text:p>GUI</text:p>
          </table:table-cell>
          <table:table-cell office:value-type="string" table:style-name="ce27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6"/>
          <table:table-cell table:style-name="ce1"/>
          <table:table-cell table:number-columns-repeated="4" table:style-name="ce27"/>
          <table:table-cell table:number-columns-repeated="16369"/>
        </table:table-row>
        <table:table-row table:number-rows-repeated="1048509" table:style-name="ro2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1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5" table:formula="of:=[.B10]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ing/Add to Case/UML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Fill in missing categori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omplete the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Inherit the other Class parts and call for user inpu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for user input towards a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Head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selection input for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Arm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selection input for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Locomoto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selection input for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Battery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selection input for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Torso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selection input for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nable to save/Crashed before screenshot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Main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for use inpu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number-rows-repeated="8" table:style-name="ro2">
          <table:table-cell table:number-columns-repeated="8" table:style-name="ce35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17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20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8T00:00:00" table:style-name="ce51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1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2" table:style-name="ce2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Recreate UML from previous crash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Fill in missing categori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class to use Polymorphism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code to supply base method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for user input towards a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Head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method to_string to have its own saved variabl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Arm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method to_string to have its own saved variabl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Locomoto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method to_string to have its own saved variabl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Battery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method to_string to have its own saved variabl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Torso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method to_string to have its own saved variabl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UML to match new functio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Main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for use input for each part to be saved into a vector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classes to use Robot_parts to store different parts based on menu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View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menu to satisfy input conditio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Robot_parts to Robot model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From Robot_parts vector list all the parts and select to create a model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Shop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code to create a robot model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vector that can store all the created models once completed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Make a catalog of all the existing models as well as parts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check if possible to create a model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Model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view catalog of models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reation</text:p>
          </table:table-cell>
          <table:table-cell office:value-type="string" table:style-name="ce35">
            <text:p>Robot_Part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Make sure separate parts are being stored for robot_models for values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number-rows-repeated="1048538" table:style-name="ro2">
          <table:table-cell table:number-columns-repeated="16384"/>
        </table:table-row>
      </table:table>
      <table:table table:name="Sprint_NN_Backlog_3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21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20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3" table:style-name="ce2">
            <text:p>3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4T00:00:00" table:style-name="ce51">
            <text:p>4/4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0:00:00" table:style-name="ce51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8" table:style-name="ce3">
            <text:p>2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8" table:style-name="ce2">
            <text:p>2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25" table:style-name="ce2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25" table:style-name="ce2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20" table:style-name="ce2">
            <text:p>2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20" table:style-name="ce2">
            <text:p>2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6" table:style-name="ce2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5" table:style-name="ce53">
            <text:p>1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Customer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hange the cmd to function with a new promp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vector that can store the Customer data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List all the customer from the stored data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at we can create a customer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Custom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at we can see all the customers in the system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omer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UML to match new functio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n Associate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dd a new prompt to the CMD function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vector that can store the Associate data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List all the associates from the stored data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at we can create an associate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at we can see all the associates in the system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UML to match new functio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iate_Creation</text:p>
          </table:table-cell>
          <table:table-cell office:value-type="string" table:style-name="ce35">
            <text:p>Associat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Robot_Parts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Fix from Sprint 2 to save into a vector again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Parts_Creation</text:p>
          </table:table-cell>
          <table:table-cell office:value-type="string" table:style-name="ce35">
            <text:p>Robot_Parts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the Robot_model from Sprint 2</text:p>
          </table:table-cell>
          <table:table-cell office:value-type="string" table:style-name="ce35">
            <text:p>IW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the Order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Organize functions to place an order for an existing model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Keep track of Models that were bought with a separate vector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Be able to show descriptions of the robot model with prices for the order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place an order for a Robot_model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onnect customers so that they may purchase such models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Ord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at a customer can be shown buying a model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File I/O</text:p>
          </table:table-cell>
          <table:table-cell office:value-type="string" table:style-name="ce35">
            <text:p>Sav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functions to save the data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File I/O</text:p>
          </table:table-cell>
          <table:table-cell office:value-type="string" table:style-name="ce35">
            <text:p>Save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whether a file can be saved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Order_Model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UML to match new functions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File I/O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UML to match new functions</text:p>
          </table:table-cell>
          <table:table-cell office:value-type="string" table:style-name="ce35">
            <text:p>NS</text:p>
          </table:table-cell>
          <table:table-cell table:style-name="ce35"/>
          <table:table-cell table:number-columns-repeated="16376"/>
        </table:table-row>
        <table:table-row table:number-rows-repeated="55" table:style-name="ro2">
          <table:table-cell table:number-columns-repeated="8" table:style-name="ce35"/>
          <table:table-cell table:number-columns-repeated="16376"/>
        </table:table-row>
        <table:table-row table:number-rows-repeated="1048478" table:style-name="ro2">
          <table:table-cell table:number-columns-repeated="16384"/>
        </table:table-row>
      </table:table>
      <table:table table:name="Sprint_NN_Backlog_4" table:style-name="ta1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22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19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4" table:style-name="ce2">
            <text:p>4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1T00:00:00" table:style-name="ce51">
            <text:p>4/1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8T00:00:00" table:style-name="ce51">
            <text:p>4/1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7" table:style-name="ce3">
            <text:p>2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7" table:style-name="ce2">
            <text:p>2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27" table:formula="of:=[.B7]" table:style-name="ce2">
            <text:p>2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27" table:style-name="ce2">
            <text:p>2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27" table:style-name="ce2">
            <text:p>2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/Add a Box Class(Global) To UML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existing classes I.E. Controller/View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 Head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 Locomotor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 Battery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 Arm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 Torso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Box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Box Clas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Box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se the Box to create a Dialog Menu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Box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Box to Storage and View to add them to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make sure a Dialog Ope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Sub_menu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Submenu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allbacks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Callback Section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allbacks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Callbacks to execute_cmd calls in Controller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Callbacks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Callbacks to the submenu to function as actio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Main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In Main create actions necessary to open/view dialog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Options for adding a part for each individual part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_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ing a Customer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_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Adding an Associate in Controller to utilize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_GUI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List parts/Customer/Associates to utilize GUI in controller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_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make sure Customer works with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_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make sure Associate works with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General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Work out the Bugs(may be many)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if can list part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Cust_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if can list customer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Assoc_GUI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if can list Associate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create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any additional info to UML class diagram if needed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number-rows-repeated="6" table:style-name="ro2">
          <table:table-cell table:number-columns-repeated="8" table:style-name="ce35"/>
          <table:table-cell table:number-columns-repeated="16376"/>
        </table:table-row>
        <table:table-row table:number-rows-repeated="1048528" table:style-name="ro2">
          <table:table-cell table:number-columns-repeated="16384"/>
        </table:table-row>
      </table:table>
      <table:table table:name="Sprint_NN_Backlog_5" table:style-name="ta1">
        <table:shapes>
          <draw:frame draw:z-index="1" draw:id="id5" draw:style-name="a6" draw:name="Chart 1" svg:x="4.46889in" svg:y="0.25125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22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3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5" table:style-name="ce2">
            <text:p>5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18T00:00:00" table:style-name="ce51">
            <text:p>4/1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25T00:00:00" table:style-name="ce51">
            <text:p>4/25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2" table:style-name="ce3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2" table:formula="of:=[.B7]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2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UML for any added method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existing classes I.E. Controller/View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Current Add Model to finally work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Create Model in Controller for GUI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Storage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Create a Vector to store model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Storage/View to gather Model Data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make sure a Dialog Open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Sub_menu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a Callback Section Model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Sub_menu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Attach a Submenu for Model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code to add a model on dialog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GUI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o list Models</text:p>
          </table:table-cell>
          <table:table-cell office:value-type="string" table:style-name="ce35">
            <text:p>CO</text:p>
          </table:table-cell>
          <table:table-cell office:value-type="string" table:style-name="ce35">
            <text:p>Seg Faults when listing models, View has get list, storage has the rest of info on vector. List Parts lists the model perfectly fine with some added bugs.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Gui_Model_Create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any additional info to UML class diagram if needed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number-rows-repeated="21" table:style-name="ro2">
          <table:table-cell table:number-columns-repeated="8" table:style-name="ce35"/>
          <table:table-cell table:number-columns-repeated="16376"/>
        </table:table-row>
        <table:table-row table:number-rows-repeated="1048528" table:style-name="ro2">
          <table:table-cell table:number-columns-repeated="16384"/>
        </table:table-row>
      </table:table>
      <table:table table:name="Sprint_NN_Backlog_6" table:style-name="ta1">
        <table:shapes>
          <draw:frame draw:z-index="1" draw:id="id6" draw:style-name="a7" draw:name="Chart 1" svg:x="4.46889in" svg:y="0.25125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6" table:default-cell-style-name="ce1"/>
        <table:table-column table:style-name="co22" table:default-cell-style-name="ce1"/>
        <table:table-column table:style-name="co14" table:number-columns-repeated="2" table:default-cell-style-name="ce1"/>
        <table:table-column table:style-name="co18" table:default-cell-style-name="ce1"/>
        <table:table-column table:style-name="co24" table:default-cell-style-name="ce1"/>
        <table:table-column table:style-name="co14" table:default-cell-style-name="ce1"/>
        <table:table-column table:style-name="co23" table:default-cell-style-name="ce1"/>
        <table:table-column table:style-name="co14" table:number-columns-repeated="10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6" table:style-name="ce2">
            <text:p>6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25T00:00:00" table:style-name="ce51">
            <text:p>4/25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5-02T00:00:00" table:style-name="ce51">
            <text:p>5/2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7" table:style-name="ce3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UML for any added method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Edit List Models from previous sprint progress to work correctly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e the Models can show the catalog alone with its part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Code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Work out any remaining bugs in the Catalog for Model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the callback from the dialog for List Model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Controller</text:p>
          </table:table-cell>
          <table:table-cell office:value-type="string" table:style-name="ce35">
            <text:p>Test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Test for multiple parts for Models to ensure no Seg Faults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style-name="ro2">
          <table:table-cell table:style-name="ce35"/>
          <table:table-cell office:value-type="string" table:style-name="ce35">
            <text:p>Model_Catalog</text:p>
          </table:table-cell>
          <table:table-cell office:value-type="string" table:style-name="ce35">
            <text:p>Architecture</text:p>
          </table:table-cell>
          <table:table-cell office:value-type="string" table:style-name="ce35">
            <text:p>UML</text:p>
          </table:table-cell>
          <table:table-cell office:value-type="string" table:style-name="ce35">
            <text:p>JF</text:p>
          </table:table-cell>
          <table:table-cell office:value-type="string" table:style-name="ce35">
            <text:p>Update any additional info to UML class diagram if needed</text:p>
          </table:table-cell>
          <table:table-cell office:value-type="string" table:style-name="ce35">
            <text:p>CO</text:p>
          </table:table-cell>
          <table:table-cell table:style-name="ce35"/>
          <table:table-cell table:number-columns-repeated="16376"/>
        </table:table-row>
        <table:table-row table:number-rows-repeated="26" table:style-name="ro2">
          <table:table-cell table:number-columns-repeated="8" table:style-name="ce35"/>
          <table:table-cell table:number-columns-repeated="16376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dc:creator>Covo</dc:creator>
    <meta:creation-date>2016-03-21T22:16:37Z</meta:creation-date>
    <dc:date>2021-09-30T16:17:16Z</dc:date>
    <meta:editing-cycles>91</meta:editing-cycles>
    <meta:editing-duration>PT15843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0" chart:minimum="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2"/>
          </table:table-row>
          <table:table-row>
            <table:table-cell office:value-type="string">
              <text:p>4</text:p>
            </table:table-cell>
            <table:table-cell office:value-type="float" office:value="12"/>
          </table:table-row>
          <table:table-row>
            <table:table-cell office:value-type="string">
              <text:p>5</text:p>
            </table:table-cell>
            <table:table-cell office:value-type="float" office:value="8"/>
          </table:table-row>
          <table:table-row>
            <table:table-cell office:value-type="string">
              <text:p>6</text:p>
            </table:table-cell>
            <table:table-cell office:value-type="float" office:value="8"/>
          </table:table-row>
          <table:table-row>
            <table:table-cell office:value-type="string">
              <text:p>7</text:p>
            </table:table-cell>
            <table:table-cell office:value-type="float" office:value="8"/>
          </table:table-row>
          <table:table-row>
            <table:table-cell office:value-type="string">
              <text:p/>
            </table:table-cell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30" chart:minimum="0" chart:origin="0" chart:interval-major="5" chart:interval-minor-divisor="2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8"/>
          </table:table-row>
          <table:table-row>
            <table:table-cell office:value-type="string">
              <text:p>2</text:p>
            </table:table-cell>
            <table:table-cell office:value-type="float" office:value="25"/>
          </table:table-row>
          <table:table-row>
            <table:table-cell office:value-type="string">
              <text:p>3</text:p>
            </table:table-cell>
            <table:table-cell office:value-type="float" office:value="25"/>
          </table:table-row>
          <table:table-row>
            <table:table-cell office:value-type="string">
              <text:p>4</text:p>
            </table:table-cell>
            <table:table-cell office:value-type="float" office:value="25"/>
          </table:table-row>
          <table:table-row>
            <table:table-cell office:value-type="string">
              <text:p>5</text:p>
            </table:table-cell>
            <table:table-cell office:value-type="float" office:value="20"/>
          </table:table-row>
          <table:table-row>
            <table:table-cell office:value-type="string">
              <text:p>6</text:p>
            </table:table-cell>
            <table:table-cell office:value-type="float" office:value="16"/>
          </table:table-row>
          <table:table-row>
            <table:table-cell office:value-type="string">
              <text:p>7</text:p>
            </table:table-cell>
            <table:table-cell office:value-type="float" office:value="15"/>
          </table:table-row>
          <table:table-row>
            <table:table-cell office:value-type="string">
              <text:p/>
            </table:table-cell>
            <table:table-cell office:value-type="float" office:value="0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7"/>
          </table:table-row>
          <table:table-row>
            <table:table-cell office:value-type="string">
              <text:p>2</text:p>
            </table:table-cell>
            <table:table-cell office:value-type="float" office:value="27"/>
          </table:table-row>
          <table:table-row>
            <table:table-cell office:value-type="string">
              <text:p>3</text:p>
            </table:table-cell>
            <table:table-cell office:value-type="float" office:value="27"/>
          </table:table-row>
          <table:table-row>
            <table:table-cell office:value-type="string">
              <text:p>4</text:p>
            </table:table-cell>
            <table:table-cell office:value-type="float" office:value="27"/>
          </table:table-row>
          <table:table-row>
            <table:table-cell office:value-type="string">
              <text:p>5</text:p>
            </table:table-cell>
            <table:table-cell office:value-type="float" office:value="12"/>
          </table:table-row>
          <table:table-row>
            <table:table-cell office:value-type="string">
              <text:p>6</text:p>
            </table:table-cell>
            <table:table-cell office:value-type="float" office:value="7"/>
          </table:table-row>
          <table:table-row>
            <table:table-cell office:value-type="string">
              <text:p>7</text:p>
            </table:table-cell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2"/>
          </table:table-row>
          <table:table-row>
            <table:table-cell office:value-type="string">
              <text:p>2</text:p>
            </table:table-cell>
            <table:table-cell office:value-type="float" office:value="12"/>
          </table:table-row>
          <table:table-row>
            <table:table-cell office:value-type="string">
              <text:p>3</text:p>
            </table:table-cell>
            <table:table-cell office:value-type="float" office:value="10"/>
          </table:table-row>
          <table:table-row>
            <table:table-cell office:value-type="string">
              <text:p>4</text:p>
            </table:table-cell>
            <table:table-cell office:value-type="float" office:value="8"/>
          </table:table-row>
          <table:table-row>
            <table:table-cell office:value-type="string">
              <text:p>5</text:p>
            </table:table-cell>
            <table:table-cell office:value-type="float" office:value="8"/>
          </table:table-row>
          <table:table-row>
            <table:table-cell office:value-type="string">
              <text:p>6</text:p>
            </table:table-cell>
            <table:table-cell office:value-type="float" office:value="5"/>
          </table:table-row>
          <table:table-row>
            <table:table-cell office:value-type="string">
              <text:p>7</text:p>
            </table:table-cell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line" chart:attached-axis="primary-y" chart:style-name="G0S0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7"/>
          </table:table-row>
          <table:table-row>
            <table:table-cell office:value-type="string">
              <text:p>2</text:p>
            </table:table-cell>
            <table:table-cell office:value-type="float" office:value="7"/>
          </table:table-row>
          <table:table-row>
            <table:table-cell office:value-type="string">
              <text:p>3</text:p>
            </table:table-cell>
            <table:table-cell office:value-type="float" office:value="5"/>
          </table:table-row>
          <table:table-row>
            <table:table-cell office:value-type="string">
              <text:p>4</text:p>
            </table:table-cell>
            <table:table-cell office:value-type="float" office:value="5"/>
          </table:table-row>
          <table:table-row>
            <table:table-cell office:value-type="string">
              <text:p>5</text:p>
            </table:table-cell>
            <table:table-cell office:value-type="float" office:value="2"/>
          </table:table-row>
          <table:table-row>
            <table:table-cell office:value-type="string">
              <text:p>6</text:p>
            </table:table-cell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